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Verdana" svg:font-family="Verdana, 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color="#000000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1 :</text:p>
      <text:p text:style-name="Standard">cd</text:p>
      <text:p text:style-name="Standard">cp /etc/passwd ~</text:p>
      <text:p text:style-name="Standard">ls | cut -d: -f1,6 passwd</text:p>
      <text:p text:style-name="Standard"/>
      <text:p text:style-name="Standard">Exercice 2 :</text:p>
      <text:p text:style-name="Standard">sort -t: +0 -1 passwd</text:p>
      <text:p text:style-name="Standard"/>
      <text:p text:style-name="Standard">Exercice 3 :</text:p>
      <text:p text:style-name="P1">cut -d: -f1,3 passwd | sort -t: -n +1 -2 &gt; fichier</text:p>
      <text:p text:style-name="Standard"/>
      <text:p text:style-name="Standard">Exercice 4 :</text:p>
      <text:p text:style-name="Standard"><text:s/>cat fichier | tr [:lower:] [:upper:] | tr ':' ' ' &gt; fichier</text:p>
      <text:p text:style-name="Standard"/>
      <text:p text:style-name="Standard">Exercice 5 :</text:p>
      <text:p text:style-name="Standard">cat fichier | wc -l </text:p>
      <text:p text:style-name="Standard"/>
      <text:p text:style-name="Standard">Exercice 6 :</text:p>
      <text:p text:style-name="Standard">tail -5 fichier</text:p>
      <text:p text:style-name="Standard"/>
      <text:p text:style-name="Standard">Exercice 7 :</text:p>
      <text:p text:style-name="Standard">head -5c fichier</text:p>
      <text:p text:style-name="Standard"/>
      <text:p text:style-name="Standard">Exercice 8 :</text:p>
      <text:p text:style-name="Standard"/>
      <text:p text:style-name="Standard"/>
      <text:p text:style-name="Standard">Exercice 9 :</text:p>
      <text:p text:style-name="Standard">find -type f | wc -l</text:p>
      <text:p text:style-name="Standard"/>
      <text:p text:style-name="Standard">Exercice 10 : </text:p>
      <text:p text:style-name="Standard"><text:s/>head -3 ficher | tail -3</text:p>
      <text:p text:style-name="Standard"/>
      <text:p text:style-name="Standard">Exercice 11 :</text:p>
      <text:p text:style-name="Standard"><text:span text:style-name="T1"/></text:p>
      <text:p text:style-name="Standard"/>
      <text:p text:style-name="Standard">Exercice 12 :</text:p>
      <text:p text:style-name="Standard"/>
      <text:p text:style-name="Standard"/>
      <text:p text:style-name="Standard">Exercice 13 :</text:p>
      <text:p text:style-name="Standard">ls *app* /etc</text:p>
      <text:p text:style-name="Standard"/>
      <text:p text:style-name="Standard">Exercice 14 :</text:p>
      <text:p text:style-name="Standard">ls *app* /etc</text:p>
      <text:p text:style-name="Standard"/>
      <text:p text:style-name="Standard">Exercice 15 :</text:p>
      <text:p text:style-name="Standard">ls ap* /etc</text:p>
      <text:p text:style-name="Standard"/>
      <text:p text:style-name="Standard">Exercice 16 :</text:p>
      <text:p text:style-name="Standard">ls ^ap* /etc</text:p>
      <text:p text:style-name="Standard"/>
      <text:p text:style-name="Standard">Exercice 17 :</text:p>
      <text:p text:style-name="Standard">ls -lR | grep '^l'</text:p>
      <text:p text:style-name="Standard"><text:soft-page-break/></text:p>
      <text:p text:style-name="Standard">Exercice 18 :</text:p>
      <text:p text:style-name="P2"><text:span text:style-name="T3">find -size 50 -type f</text:span></text:p>
      <text:p text:style-name="Standard"/>
      <text:p text:style-name="Standard">Exercice 19 :</text:p>
      <text:p text:style-name="Standard"/>
      <text:p text:style-name="Standard"/>
      <text:p text:style-name="Standard">Exercice 20 :</text:p>
      <text:p text:style-name="Standard"/>
      <text:p text:style-name="Standard"/>
      <text:p text:style-name="Standard">Exercice 21 :</text:p>
      <text:p text:style-name="Standard">find . -mtime +7</text:p>
      <text:p text:style-name="Standard"/>
      <text:p text:style-name="Standard">Exercice 22 :</text:p>
      <text:p text:style-name="Standard">find . -atime -1</text:p>
      <text:p text:style-name="Standard"/>
      <text:p text:style-name="Standard">Exercice 23 :</text:p>
      <text:p text:style-name="Standard"/>
      <text:p text:style-name="Standard"/>
      <text:p text:style-name="Standard">Exercice 24 :</text:p>
      <text:p text:style-name="Standard"/>
      <text:p text:style-name="Standard"/>
      <text:p text:style-name="Standard">Exercice 25 :</text:p>
      <text:p text:style-name="Standard"/>
      <text:p text:style-name="Standard"/>
      <text:p text:style-name="Standard">Exercice 26 :</text:p>
      <text:p text:style-name="Standard">grep -E </text:p>
      <text:p text:style-name="Standard"/>
      <text:p text:style-name="Standard">Exercice 27 :</text:p>
      <text:p text:style-name="Standard"/>
      <text:p text:style-name="Standard"/>
      <text:p text:style-name="Standard">Exercice 28 :</text:p>
      <text:p text:style-name="Standard"/>
      <text:p text:style-name="Standard"/>
      <text:p text:style-name="Standard">Exercice 29 :</text:p>
      <text:p text:style-name="Standard"/>
      <text:p text:style-name="Standard"/>
      <text:p text:style-name="Standard">Exercice 30 :</text:p>
      <text:p text:style-name="Standard"/>
      <text:p text:style-name="Standard"/>
      <text:p text:style-name="Standard">Exercice 31 :</text:p>
      <text:p text:style-name="Standard"/>
      <text:p text:style-name="Standard"/>
      <text:p text:style-name="Standard">Exercice 32 :</text:p>
      <text:p text:style-name="Standard"/>
      <text:p text:style-name="Standard"/>
      <text:p text:style-name="Standard">Exercice 33 :</text:p>
      <text:p text:style-name="Standard"/>
      <text:p text:style-name="Standard"/>
      <text:p text:style-name="Standard">Exercice 34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/>
    <style:font-face style:name="Verdana" svg:font-family="Verdana, 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érémy Petermann</meta:initial-creator>
    <meta:creation-date>2018-11-21T08:02:22.76</meta:creation-date>
    <meta:document-statistic meta:table-count="0" meta:image-count="0" meta:object-count="0" meta:page-count="2" meta:paragraph-count="54" meta:word-count="197" meta:character-count="832"/>
    <dc:date>2018-11-21T09:07:48.93</dc:date>
    <dc:creator>Jérémy Petermann</dc:creator>
    <meta:editing-duration>PT4M25S</meta:editing-duration>
    <meta:editing-cycles>1</meta:editing-cycles>
    <meta:generator>OpenOffice/4.1.5$Win32 OpenOffice.org_project/415m1$Build-9789</meta:generator>
  </office:meta>
</office:document-meta>
</file>